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605cm" style:rel-column-width="2044*"/>
    </style:style>
    <style:style style:name="Tableau1.B" style:family="table-column">
      <style:table-column-properties style:column-width="13.395cm" style:rel-column-width="759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972cm"/>
    </style:style>
    <style:style style:name="P1" style:family="paragraph" style:parent-style-name="Table_20_Contents">
      <style:text-properties officeooo:rsid="0017ea45" officeooo:paragraph-rsid="0017ea45"/>
    </style:style>
    <style:style style:name="P2" style:family="paragraph" style:parent-style-name="Standard">
      <style:text-properties officeooo:rsid="0017ea45" officeooo:paragraph-rsid="0017ea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des échanges avec les professeurs :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9/01/2017 à 9h00</text:p>
          </table:table-cell>
          <table:table-cell table:style-name="Tableau1.B1" office:value-type="string">
            <text:p text:style-name="P2">Entretien avec monsieur Genthial afin de valider le tutorat pour le semestre 4.</text:p>
          </table:table-cell>
        </table:table-row>
        <table:table-row>
          <table:table-cell table:style-name="Tableau1.A2" office:value-type="string">
            <text:p text:style-name="P1">09/01/2017 à 10h30</text:p>
          </table:table-cell>
          <table:table-cell table:style-name="Tableau1.B2" office:value-type="string">
            <text:p text:style-name="P1">Échange e-mail avec monsieur Occello (copie au client) afin de valider la possibilité de débuter la phase de développement.</text:p>
          </table:table-cell>
        </table:table-row>
        <table:table-row>
          <table:table-cell table:style-name="Tableau1.A2" office:value-type="string">
            <text:p text:style-name="P1">09/01/2017 à 10h35</text:p>
          </table:table-cell>
          <table:table-cell table:style-name="Tableau1.B2" office:value-type="string">
            <text:p text:style-name="P1">Échange e-mail avec madame Metge afin de fournir la liste des professeurs tuteurs pour le semestre 4 (copie au client)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2"/>
      <text:p text:style-name="P2">TODO : prendre un rendez-vous avec le client afin de lui faire part de la fin de la semaine de développement. </text:p>
      <text:p text:style-name="P2">TODO : prendre un rendez-vous en début et en fin de semaine avec monsieur genthial afin de faire l’état de l’avancement du 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5:20.829864605</meta:creation-date>
    <dc:date>2017-01-09T11:32:58.834369124</dc:date>
    <meta:editing-duration>PT7M38S</meta:editing-duration>
    <meta:editing-cycles>1</meta:editing-cycles>
    <meta:generator>LibreOffice/5.1.4.2$Linux_X86_64 LibreOffice_project/10m0$Build-2</meta:generator>
    <meta:document-statistic meta:table-count="1" meta:image-count="0" meta:object-count="0" meta:page-count="1" meta:paragraph-count="9" meta:word-count="112" meta:character-count="652" meta:non-whitespace-character-count="547"/>
  </office:meta>
</office:document-meta>
</file>